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fo:font-weight="normal"/>
    </style:style>
    <style:style style:name="P3" style:family="paragraph" style:parent-style-name="Text_20_body">
      <style:text-properties style:font-name="Arial" fo:language="zxx" fo:country="none" style:language-asian="zxx" style:country-asian="none" style:language-complex="zxx" style:country-complex="none"/>
    </style:style>
    <style:style style:name="P4" style:family="paragraph" style:parent-style-name="Text_20_body">
      <style:text-properties style:font-name="Arial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5" style:family="paragraph" style:parent-style-name="Text_20_body">
      <style:text-properties style:font-name="Arial" fo:language="zxx" fo:country="none" style:text-underline-style="none" style:language-asian="zxx" style:country-asian="none" style:language-complex="zxx" style:country-complex="none"/>
    </style:style>
    <style:style style:name="P6" style:family="paragraph" style:parent-style-name="Text_20_body">
      <style:text-properties style:font-name="Arial" fo:language="zxx" fo:country="none" style:text-underline-style="none" fo:background-color="#ffff00" style:language-asian="zxx" style:country-asian="none" style:language-complex="zxx" style:country-complex="none"/>
    </style:style>
    <style:style style:name="P7" style:family="paragraph" style:parent-style-name="Text_20_body">
      <style:text-properties style:font-name="Arial" fo:language="zxx" fo:country="none" fo:background-color="#ffff00" style:language-asian="zxx" style:country-asian="none" style:language-complex="zxx" style:country-complex="none"/>
    </style:style>
    <style:style style:name="P8" style:family="paragraph" style:parent-style-name="Text_20_body">
      <style:text-properties style:text-underline-style="solid" style:text-underline-width="auto" style:text-underline-color="font-color"/>
    </style:style>
    <style:style style:name="T1" style:family="text">
      <style:text-properties fo:color="#999999"/>
    </style:style>
    <style:style style:name="T2" style:family="text">
      <style:text-properties fo:font-variant="normal" fo:text-transform="none" fo:color="#404040" style:font-name="monospace" fo:font-size="12pt" fo:letter-spacing="normal" fo:font-style="normal" fo:font-weight="normal"/>
    </style:style>
    <style:style style:name="T3" style:family="text">
      <style:text-properties fo:font-variant="normal" fo:text-transform="none" fo:color="#404040" style:font-name="monospace" fo:font-size="12pt" fo:letter-spacing="normal" fo:font-style="normal" fo:font-weight="normal" fo:background-color="#ffff00"/>
    </style:style>
    <style:style style:name="T4" style:family="text">
      <style:text-properties fo:font-variant="normal" fo:text-transform="none" fo:color="#404040" fo:font-size="12pt" fo:letter-spacing="normal" fo:font-style="normal" fo:font-weight="normal"/>
    </style:style>
    <style:style style:name="T5" style:family="text">
      <style:text-properties style:font-name="Arial" fo:language="zxx" fo:country="none" style:text-underline-style="none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Getting Started with PrimeReact<text:tab/>1</text:p>
        </text:index-body>
      </text:table-of-content>
      <text:h text:style-name="Heading_20_1" text:outline-level="1"/>
      <text:h text:style-name="P2" text:outline-level="1">Getting Started with PrimeReact</text:h>
      <text:p text:style-name="Text_20_body"><text:a xlink:type="simple" xlink:href="https://www.youtube.com/watch?v=Prz3phy2bHY&amp;ab_channel=Docstring" text:style-name="Internet_20_link" text:visited-style-name="Visited_20_Internet_20_Link">https://www.youtube.com/watch?v=Prz3phy2bHY&amp;ab_channel=Docstring</text:a></text:p>
      <text:p text:style-name="Text_20_body"><text:a xlink:type="simple" xlink:href="https://codesandbox.io/examples/package/primereact" text:style-name="Internet_20_link" text:visited-style-name="Visited_20_Internet_20_Link">https://codesandbox.io/examples/package/primereact</text:a></text:p>
      <text:p text:style-name="Text_20_body"/>
      <text:p text:style-name="Text_20_body"/>
      <text:p text:style-name="Text_20_body"/>
      <text:h text:style-name="Heading_20_2" text:outline-level="2">How to use PrimeReact in React Applications <text:span text:style-name="T1">December 7, 2021</text:span></text:h>
      <text:p text:style-name="Text_20_body"><text:a xlink:type="simple" xlink:href="https://www.section.io/engineering-education/using-prime-react-in-react-applications/" text:style-name="Internet_20_link" text:visited-style-name="Visited_20_Internet_20_Link">https://www.section.io/engineering-education/using-prime-react-in-react-applications/</text:a></text:p>
      <text:p text:style-name="Text_20_body"/>
      <text:p text:style-name="P8">Installation classique d'une application react:</text:p>
      <text:p text:style-name="P7">npx create-react-app my-prime</text:p>
      <text:p text:style-name="P7"><text:span text:style-name="T4">cd my-prime</text:span> </text:p>
      <text:p text:style-name="P7"><text:span text:style-name="T4">npm start</text:span> </text:p>
      <text:p text:style-name="P3"/>
      <text:p text:style-name="P4">Ajouter les dépendances primereact:</text:p>
      <text:p text:style-name="P5">Pour installer les prime icons:</text:p>
      <text:p text:style-name="P5"><text:span text:style-name="T3">npm install primereact primeicons --save</text:span> </text:p>
      <text:p text:style-name="P5">La librairie prime react a besoin de prime icons et de react-transition-group.</text:p>
      <text:p text:style-name="P6"><text:span text:style-name="T2">npm install react-transition-group</text:span> </text:p>
      <text:p text:style-name="P6"><text:span text:style-name="T2">npm install react-router-dom</text:span> </text:p>
      <text:p text:style-name="P5"/>
      <text:p text:style-name="P5"/>
      <text:p text:style-name="P5">Infos sur les icones : <text:a xlink:type="simple" xlink:href="https://www.primefaces.org/diamond/icons.xhtml" text:style-name="Internet_20_link" text:visited-style-name="Visited_20_Internet_20_Link">Icons (primefaces.org)</text:a> </text:p>
      <text:p text:style-name="Text_20_body"><text:span text:style-name="T5">menubar : <text:s/></text:span><text:a xlink:type="simple" xlink:href="https://primefaces.org/primereact/#/menubar" text:style-name="Internet_20_link" text:visited-style-name="Visited_20_Internet_20_Link">PrimeReact - React UI Component Library (primefaces.org)</text:a> </text:p>
      <text:p text:style-name="Text_20_body">thèmes : <text:a xlink:type="simple" xlink:href="https://primefaces.org/primereact/setup/" text:style-name="Internet_20_link" text:visited-style-name="Visited_20_Internet_20_Link">Getting Started - PrimeReact (primefaces.org)</text:a>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H12M12S</meta:editing-duration>
    <meta:editing-cycles>39</meta:editing-cycles>
    <meta:generator>OpenOffice/4.1.13$Win32 OpenOffice.org_project/4113m1$Build-9810</meta:generator>
    <dc:date>2022-08-19T09:05:02.49</dc:date>
    <dc:creator>Caujolle Hervé</dc:creator>
    <meta:document-statistic meta:table-count="0" meta:image-count="0" meta:object-count="0" meta:page-count="1" meta:paragraph-count="20" meta:word-count="93" meta:character-count="857"/>
    <meta:user-defined meta:name="Info 1"/>
    <meta:user-defined meta:name="Info 2"/>
    <meta:user-defined meta:name="Info 3"/>
    <meta:user-defined meta:name="Info 4"/>
  </office:meta>
</office:document-meta>
</file>